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06000000060DBE5D744BB5DA4CE.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Heading_20_3">
      <style:paragraph-properties fo:padding="0.049cm" fo:border="0.06pt solid #e3e3e3"/>
      <style:text-properties loext:padding="0.049cm" loext:border="0.06pt solid #e3e3e3"/>
    </style:style>
    <style:style style:name="P2" style:family="paragraph" style:parent-style-name="Text_20_body">
      <style:text-properties loext:padding="0.049cm" loext:border="0.06pt solid #e3e3e3"/>
    </style:style>
    <style:style style:name="P3" style:family="paragraph" style:parent-style-name="Text_20_body">
      <style:paragraph-properties fo:padding="0.049cm" fo:border="0.06pt solid #e3e3e3"/>
      <style:text-properties loext:padding="0.049cm" loext:border="0.06pt solid #e3e3e3"/>
    </style:style>
    <style:style style:name="P4" style:family="paragraph" style:parent-style-name="Text_20_body">
      <style:paragraph-properties fo:margin-top="0cm" fo:margin-bottom="0cm" style:contextual-spacing="false"/>
      <style:text-properties loext:padding="0.049cm" loext:border="0.06pt solid #e3e3e3"/>
    </style:style>
    <style:style style:name="P5" style:family="paragraph" style:parent-style-name="Text_20_body">
      <style:paragraph-properties fo:padding="0.049cm" fo:border="0.06pt solid #e3e3e3"/>
    </style:style>
    <style:style style:name="P6" style:family="paragraph" style:parent-style-name="Text_20_body" style:list-style-name="L1">
      <style:paragraph-properties fo:margin-top="0cm" fo:margin-bottom="0cm" style:contextual-spacing="false" fo:padding="0.049cm" fo:border="0.06pt solid #e3e3e3"/>
    </style:style>
    <style:style style:name="P7" style:family="paragraph" style:parent-style-name="Text_20_body" style:list-style-name="L1">
      <style:paragraph-properties fo:padding="0.049cm" fo:border="0.06pt solid #e3e3e3"/>
    </style:style>
    <style:style style:name="P8" style:family="paragraph" style:parent-style-name="Text_20_body" style:list-style-name="L2">
      <style:paragraph-properties fo:margin-top="0cm" fo:margin-bottom="0cm" style:contextual-spacing="false" fo:padding="0.049cm" fo:border="0.06pt solid #e3e3e3"/>
    </style:style>
    <style:style style:name="P9" style:family="paragraph" style:parent-style-name="Text_20_body" style:list-style-name="L2">
      <style:paragraph-properties fo:padding="0.049cm" fo:border="0.06pt solid #e3e3e3"/>
    </style:style>
    <style:style style:name="P10" style:family="paragraph" style:parent-style-name="Text_20_body" style:list-style-name="L3">
      <style:paragraph-properties fo:margin-top="0cm" fo:margin-bottom="0cm" style:contextual-spacing="false" fo:padding="0.049cm" fo:border="0.06pt solid #e3e3e3"/>
    </style:style>
    <style:style style:name="P11" style:family="paragraph" style:parent-style-name="Text_20_body" style:list-style-name="L3">
      <style:paragraph-properties fo:padding="0.049cm" fo:border="0.06pt solid #e3e3e3"/>
    </style:style>
    <style:style style:name="P12" style:family="paragraph" style:parent-style-name="Text_20_body" style:list-style-name="L4">
      <style:paragraph-properties fo:margin-top="0cm" fo:margin-bottom="0cm" style:contextual-spacing="false" fo:padding="0.049cm" fo:border="0.06pt solid #e3e3e3"/>
    </style:style>
    <style:style style:name="P13" style:family="paragraph" style:parent-style-name="Text_20_body" style:list-style-name="L4">
      <style:paragraph-properties fo:padding="0.049cm" fo:border="0.06pt solid #e3e3e3"/>
    </style:style>
    <style:style style:name="P14" style:family="paragraph" style:parent-style-name="Text_20_body" style:list-style-name="L5">
      <style:paragraph-properties fo:margin-top="0cm" fo:margin-bottom="0cm" style:contextual-spacing="false" fo:padding="0.049cm" fo:border="0.06pt solid #e3e3e3"/>
    </style:style>
    <style:style style:name="P15" style:family="paragraph" style:parent-style-name="Text_20_body" style:list-style-name="L5">
      <style:paragraph-properties fo:padding="0.049cm" fo:border="0.06pt solid #e3e3e3"/>
    </style:style>
    <style:style style:name="P16" style:family="paragraph" style:parent-style-name="Text_20_body" style:list-style-name="L6">
      <style:paragraph-properties fo:margin-top="0cm" fo:margin-bottom="0cm" style:contextual-spacing="false" fo:padding="0.049cm" fo:border="0.06pt solid #e3e3e3"/>
    </style:style>
    <style:style style:name="P17" style:family="paragraph" style:parent-style-name="Text_20_body" style:list-style-name="L6">
      <style:paragraph-properties fo:padding="0.049cm" fo:border="0.06pt solid #e3e3e3"/>
    </style:style>
    <style:style style:name="P18" style:family="paragraph" style:parent-style-name="Text_20_body" style:list-style-name="L7">
      <style:paragraph-properties fo:margin-top="0cm" fo:margin-bottom="0cm" style:contextual-spacing="false" fo:padding="0.049cm" fo:border="0.06pt solid #e3e3e3"/>
    </style:style>
    <style:style style:name="P19" style:family="paragraph" style:parent-style-name="Text_20_body" style:list-style-name="L7">
      <style:paragraph-properties fo:padding="0.049cm" fo:border="0.06pt solid #e3e3e3"/>
    </style:style>
    <style:style style:name="P20" style:family="paragraph" style:parent-style-name="Text_20_body" style:list-style-name="L8">
      <style:paragraph-properties fo:margin-top="0cm" fo:margin-bottom="0cm" style:contextual-spacing="false" fo:padding="0.049cm" fo:border="0.06pt solid #e3e3e3"/>
    </style:style>
    <style:style style:name="P21" style:family="paragraph" style:parent-style-name="Text_20_body" style:list-style-name="L8">
      <style:paragraph-properties fo:padding="0.049cm" fo:border="0.06pt solid #e3e3e3"/>
    </style:style>
    <style:style style:name="P22" style:family="paragraph" style:parent-style-name="Text_20_body" style:list-style-name="L9">
      <style:paragraph-properties fo:margin-top="0cm" fo:margin-bottom="0cm" style:contextual-spacing="false" fo:padding="0.049cm" fo:border="0.06pt solid #e3e3e3"/>
    </style:style>
    <style:style style:name="P23" style:family="paragraph" style:parent-style-name="Text_20_body" style:list-style-name="L9">
      <style:paragraph-properties fo:padding="0.049cm" fo:border="0.06pt solid #e3e3e3"/>
    </style:style>
    <style:style style:name="P24" style:family="paragraph" style:parent-style-name="Text_20_body" style:list-style-name="L10">
      <style:paragraph-properties fo:margin-top="0cm" fo:margin-bottom="0cm" style:contextual-spacing="false" fo:padding="0.049cm" fo:border="0.06pt solid #e3e3e3"/>
    </style:style>
    <style:style style:name="P25" style:family="paragraph" style:parent-style-name="Text_20_body" style:list-style-name="L10">
      <style:paragraph-properties fo:padding="0.049cm" fo:border="0.06pt solid #e3e3e3"/>
    </style:style>
    <style:style style:name="P26" style:family="paragraph" style:parent-style-name="Text_20_body" style:list-style-name="L11">
      <style:paragraph-properties fo:margin-top="0cm" fo:margin-bottom="0cm" style:contextual-spacing="false" fo:padding="0.049cm" fo:border="0.06pt solid #e3e3e3"/>
    </style:style>
    <style:style style:name="P27" style:family="paragraph" style:parent-style-name="Text_20_body" style:list-style-name="L11">
      <style:paragraph-properties fo:padding="0.049cm" fo:border="0.06pt solid #e3e3e3"/>
    </style:style>
    <style:style style:name="P28" style:family="paragraph" style:parent-style-name="Text_20_body" style:list-style-name="L12">
      <style:paragraph-properties fo:margin-top="0cm" fo:margin-bottom="0cm" style:contextual-spacing="false" fo:padding="0.049cm" fo:border="0.06pt solid #e3e3e3"/>
    </style:style>
    <style:style style:name="P29" style:family="paragraph" style:parent-style-name="Text_20_body" style:list-style-name="L12">
      <style:paragraph-properties fo:padding="0.049cm" fo:border="0.06pt solid #e3e3e3"/>
    </style:style>
    <style:style style:name="P30" style:family="paragraph" style:parent-style-name="Text_20_body" style:list-style-name="L13">
      <style:paragraph-properties fo:margin-top="0cm" fo:margin-bottom="0cm" style:contextual-spacing="false" fo:padding="0.049cm" fo:border="0.06pt solid #e3e3e3"/>
    </style:style>
    <style:style style:name="P31" style:family="paragraph" style:parent-style-name="Text_20_body" style:list-style-name="L13">
      <style:paragraph-properties fo:padding="0.049cm" fo:border="0.06pt solid #e3e3e3"/>
    </style:style>
    <style:style style:name="P32" style:family="paragraph" style:parent-style-name="Text_20_body" style:list-style-name="L14">
      <style:paragraph-properties fo:margin-top="0cm" fo:margin-bottom="0cm" style:contextual-spacing="false" fo:padding="0.049cm" fo:border="0.06pt solid #e3e3e3"/>
    </style:style>
    <style:style style:name="P33" style:family="paragraph" style:parent-style-name="Text_20_body" style:list-style-name="L14">
      <style:paragraph-properties fo:padding="0.049cm" fo:border="0.06pt solid #e3e3e3"/>
    </style:style>
    <style:style style:name="P34" style:family="paragraph" style:parent-style-name="Text_20_body" style:list-style-name="L15">
      <style:paragraph-properties fo:margin-top="0cm" fo:margin-bottom="0cm" style:contextual-spacing="false" fo:padding="0.049cm" fo:border="0.06pt solid #e3e3e3"/>
    </style:style>
    <style:style style:name="P35" style:family="paragraph" style:parent-style-name="Text_20_body" style:list-style-name="L15">
      <style:paragraph-properties fo:padding="0.049cm" fo:border="0.06pt solid #e3e3e3"/>
    </style:style>
    <style:style style:name="P36" style:family="paragraph" style:parent-style-name="Text_20_body" style:list-style-name="L16">
      <style:paragraph-properties fo:margin-top="0cm" fo:margin-bottom="0cm" style:contextual-spacing="false" fo:padding="0.049cm" fo:border="0.06pt solid #e3e3e3"/>
    </style:style>
    <style:style style:name="P37" style:family="paragraph" style:parent-style-name="Text_20_body" style:list-style-name="L16">
      <style:paragraph-properties fo:padding="0.049cm" fo:border="0.06pt solid #e3e3e3"/>
    </style:style>
    <style:style style:name="P38" style:family="paragraph" style:parent-style-name="Text_20_body" style:list-style-name="L17">
      <style:paragraph-properties fo:margin-top="0cm" fo:margin-bottom="0cm" style:contextual-spacing="false" fo:padding="0.049cm" fo:border="0.06pt solid #e3e3e3"/>
    </style:style>
    <style:style style:name="P39" style:family="paragraph" style:parent-style-name="Text_20_body" style:list-style-name="L17">
      <style:paragraph-properties fo:padding="0.049cm" fo:border="0.06pt solid #e3e3e3"/>
    </style:style>
    <style:style style:name="P40" style:family="paragraph" style:parent-style-name="Text_20_body" style:list-style-name="L18">
      <style:paragraph-properties fo:margin-top="0cm" fo:margin-bottom="0cm" style:contextual-spacing="false" fo:padding="0.049cm" fo:border="0.06pt solid #e3e3e3"/>
    </style:style>
    <style:style style:name="P41" style:family="paragraph" style:parent-style-name="Text_20_body" style:list-style-name="L18">
      <style:paragraph-properties fo:padding="0.049cm" fo:border="0.06pt solid #e3e3e3"/>
    </style:style>
    <style:style style:name="P42" style:family="paragraph" style:parent-style-name="Text_20_body" style:list-style-name="L19">
      <style:paragraph-properties fo:margin-top="0cm" fo:margin-bottom="0cm" style:contextual-spacing="false" fo:padding="0.049cm" fo:border="0.06pt solid #e3e3e3"/>
    </style:style>
    <style:style style:name="P43" style:family="paragraph" style:parent-style-name="Text_20_body" style:list-style-name="L19">
      <style:paragraph-properties fo:padding="0.049cm" fo:border="0.06pt solid #e3e3e3"/>
    </style:style>
    <style:style style:name="T1" style:family="text">
      <style:text-properties loext:padding="0.049cm" loext:border="0.06pt solid #e3e3e3"/>
    </style:style>
    <style:style style:name="fr1" style:family="graphic" style:parent-style-name="Graphics">
      <style:graphic-properties fo:margin-left="0cm" fo:margin-right="0cm" fo:margin-top="0cm" fo:margin-bottom="0cm" style:vertical-pos="top" style:vertical-rel="baseline" fo:padding="0.049cm" fo:border="0.06pt solid #e3e3e3"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Para un proyecto que se enfoque en la creación de rutinas de entrenamiento, el registro de sesiones, y el seguimiento de progresos, como los pesos levantados, y considerando el uso de Module Federation en el frontend y una arquitectura de microservicios en el backend, te propongo el siguiente proyecto:</text:p>
      <text:h text:style-name="P1" text:outline-level="3">Aplicación de Gestión de Entrenamientos Personalizados</text:h>
      <text:p text:style-name="P5"><text:span text:style-name="Strong_20_Emphasis"><text:span text:style-name="T1">Objetivo</text:span></text:span><text:span text:style-name="T1">: Desarrollar una plataforma que permita a los usuarios crear rutinas de entrenamiento personalizadas, registrar sesiones de entrenamientos, y seguir su progreso, incluyendo el peso levantado, repeticiones, y cualquier otra métrica relevante.</text:span></text:p>
      <text:h text:style-name="P1" text:outline-level="3">Características Clave</text:h>
      <text:list text:style-name="L1">
        <text:list-item>
          <text:p text:style-name="P6"><text:span text:style-name="Strong_20_Emphasis"><text:span text:style-name="T1">Personalización de Rutinas</text:span></text:span><text:span text:style-name="T1">: Los usuarios pueden crear y modificar rutinas de entrenamiento, eligiendo ejercicios específicos, estableciendo objetivos de repeticiones, series, y pesos.</text:span></text:p>
        </text:list-item>
        <text:list-item>
          <text:p text:style-name="P6"><text:span text:style-name="Strong_20_Emphasis"><text:span text:style-name="T1">Registro de Sesiones de Entrenamiento</text:span></text:span><text:span text:style-name="T1">: Permite a los usuarios registrar cada sesión de entrenamiento, incluyendo los ejercicios realizados, pesos levantados, y su progreso general.</text:span></text:p>
        </text:list-item>
        <text:list-item>
          <text:p text:style-name="P6"><text:span text:style-name="Strong_20_Emphasis"><text:span text:style-name="T1">Seguimiento de Progreso</text:span></text:span><text:span text:style-name="T1">: Los usuarios pueden visualizar gráficas y estadísticas sobre su progreso, comparando su rendimiento a lo largo del tiempo.</text:span></text:p>
        </text:list-item>
        <text:list-item>
          <text:p text:style-name="P6"><text:span text:style-name="Strong_20_Emphasis"><text:span text:style-name="T1">Recomendaciones y Ajustes Automáticos</text:span></text:span><text:span text:style-name="T1">: Basado en el progreso del usuario, la aplicación puede sugerir ajustes en las rutinas para mejorar los resultados.</text:span></text:p>
        </text:list-item>
        <text:list-item>
          <text:p text:style-name="P7"><text:span text:style-name="Strong_20_Emphasis"><text:span text:style-name="T1">Comunidad y Compartir</text:span></text:span><text:span text:style-name="T1">: Los usuarios pueden compartir sus rutinas y progresos con amigos o en una comunidad dentro de la plataforma.</text:span></text:p>
        </text:list-item>
      </text:list>
      <text:h text:style-name="P1" text:outline-level="3">Tecnologías y Arquitectura</text:h>
      <text:list text:style-name="L2">
        <text:list-item>
          <text:p text:style-name="P9"><text:span text:style-name="Strong_20_Emphasis"><text:span text:style-name="T1">Frontend</text:span></text:span><text:span text:style-name="T1">:</text:span></text:p>
          <text:list>
            <text:list-item>
              <text:p text:style-name="P8"><text:span text:style-name="Strong_20_Emphasis"><text:span text:style-name="T1">Angular</text:span></text:span><text:span text:style-name="T1">: Para el desarrollo de la interfaz de usuario.</text:span></text:p>
            </text:list-item>
            <text:list-item>
              <text:p text:style-name="P8"><text:span text:style-name="Strong_20_Emphasis"><text:span text:style-name="T1">Module Federation</text:span></text:span><text:span text:style-name="T1">: Para dividir la aplicación en múltiples micro-frontends que puedan desarrollarse, desplegarse, y actualizarse de manera independiente. Por ejemplo, podrías tener un micro-frontend para la gestión de rutinas, otro para el seguimiento de progresos, y otro para la comunidad.</text:span></text:p>
            </text:list-item>
          </text:list>
        </text:list-item>
        <text:list-item>
          <text:p text:style-name="P9"><text:span text:style-name="Strong_20_Emphasis"><text:span text:style-name="T1">Backend</text:span></text:span><text:span text:style-name="T1">:</text:span></text:p>
          <text:list>
            <text:list-item>
              <text:p text:style-name="P8"><text:span text:style-name="Strong_20_Emphasis"><text:span text:style-name="T1">Microservicios</text:span></text:span><text:span text:style-name="T1">: Implementa varios microservicios, cada uno encargado de una parte específica de la aplicación, como la gestión de usuarios, el seguimiento de entrenamientos, y la generación de recomendaciones.</text:span></text:p>
            </text:list-item>
            <text:list-item>
              <text:p text:style-name="P8"><text:soft-page-break/><text:span text:style-name="Strong_20_Emphasis"><text:span text:style-name="T1">.NET Core</text:span></text:span><text:span text:style-name="T1">: Para desarrollar los microservicios, aprovechando su rendimiento, escalabilidad y facilidad para trabajar en entornos de contenedores.</text:span></text:p>
            </text:list-item>
            <text:list-item>
              <text:p text:style-name="P8"><text:span text:style-name="Strong_20_Emphasis"><text:span text:style-name="T1">Docker</text:span></text:span><text:span text:style-name="T1">: Para contenerizar los microservicios, facilitando su despliegue y escalado.</text:span></text:p>
            </text:list-item>
            <text:list-item>
              <text:p text:style-name="P8"><text:span text:style-name="Strong_20_Emphasis"><text:span text:style-name="T1">Kubernetes</text:span></text:span><text:span text:style-name="T1">: Para orquestar los contenedores de microservicios, asegurando su disponibilidad y escalabilidad.</text:span></text:p>
            </text:list-item>
          </text:list>
        </text:list-item>
        <text:list-item>
          <text:p text:style-name="P9"><text:span text:style-name="Strong_20_Emphasis"><text:span text:style-name="T1">Base de Datos</text:span></text:span><text:span text:style-name="T1">:</text:span></text:p>
          <text:list>
            <text:list-item>
              <text:p text:style-name="P8"><text:span text:style-name="Strong_20_Emphasis"><text:span text:style-name="T1">SQL Server</text:span></text:span><text:span text:style-name="T1">: Para almacenar información de usuarios, rutinas, y registros de entrenamiento.</text:span></text:p>
            </text:list-item>
            <text:list-item>
              <text:p text:style-name="P8"><text:span text:style-name="Strong_20_Emphasis"><text:span text:style-name="T1">NoSQL (opcional)</text:span></text:span><text:span text:style-name="T1">: Podrías considerar usar una base de datos NoSQL para almacenar datos no estructurados, como logs de entrenamiento o métricas de progreso.</text:span></text:p>
            </text:list-item>
          </text:list>
        </text:list-item>
        <text:list-item>
          <text:p text:style-name="P9"><text:span text:style-name="Strong_20_Emphasis"><text:span text:style-name="T1">Infraestructura y Despliegue</text:span></text:span><text:span text:style-name="T1">:</text:span></text:p>
          <text:list>
            <text:list-item>
              <text:p text:style-name="P8"><text:span text:style-name="Strong_20_Emphasis"><text:span text:style-name="T1">Terraform</text:span></text:span><text:span text:style-name="T1">: Para definir y desplegar la infraestructura necesaria en Azure de manera declarativa.</text:span></text:p>
            </text:list-item>
            <text:list-item>
              <text:p text:style-name="P9"><text:span text:style-name="Strong_20_Emphasis"><text:span text:style-name="T1">Azure Kubernetes Service (AKS)</text:span></text:span><text:span text:style-name="T1">: Para hospedar el clúster de Kubernetes que orquesta los microservicios.</text:span></text:p>
            </text:list-item>
          </text:list>
        </text:list-item>
      </text:list>
      <text:h text:style-name="P1" text:outline-level="3">Desarrollo y Despliegue</text:h>
      <text:list text:style-name="L3">
        <text:list-item>
          <text:p text:style-name="P10"><text:span text:style-name="Strong_20_Emphasis"><text:span text:style-name="T1">Diseño de la Aplicación</text:span></text:span><text:span text:style-name="T1">: Planifica la arquitectura de microservicios y micro-frontends, definiendo las responsabilidades de cada uno.</text:span></text:p>
        </text:list-item>
        <text:list-item>
          <text:p text:style-name="P10"><text:span text:style-name="Strong_20_Emphasis"><text:span text:style-name="T1">Desarrollo de Microservicios</text:span></text:span><text:span text:style-name="T1">: Implementa los microservicios en .NET Core, cada uno en su propio repositorio y contenedor Docker.</text:span></text:p>
        </text:list-item>
        <text:list-item>
          <text:p text:style-name="P10"><text:span text:style-name="Strong_20_Emphasis"><text:span text:style-name="T1">Implementación de Micro-Frontends</text:span></text:span><text:span text:style-name="T1">: Desarrolla los micro-frontends utilizando Angular y Module Federation, asegurando que cada parte de la interfaz pueda ser actualizada independientemente.</text:span></text:p>
        </text:list-item>
        <text:list-item>
          <text:p text:style-name="P10"><text:span text:style-name="Strong_20_Emphasis"><text:span text:style-name="T1">Configuración de Kubernetes y Terraform</text:span></text:span><text:span text:style-name="T1">: Prepara el clúster de Kubernetes en AKS y define la infraestructura como código con Terraform.</text:span></text:p>
        </text:list-item>
        <text:list-item>
          <text:p text:style-name="P10"><text:span text:style-name="Strong_20_Emphasis"><text:span text:style-name="T1">Pruebas y Optimización</text:span></text:span><text:span text:style-name="T1">: Realiza pruebas exhaustivas para cada microservicio y micro-frontend, asegurando que la integración entre ellos funcione correctamente.</text:span></text:p>
        </text:list-item>
        <text:list-item>
          <text:p text:style-name="P11"><text:span text:style-name="Strong_20_Emphasis"><text:span text:style-name="T1">Despliegue Continuo</text:span></text:span><text:span text:style-name="T1">: Configura un pipeline de CI/CD para automatizar las pruebas y el despliegue de cada componente de la aplicación.</text:span></text:p>
        </text:list-item>
      </text:list>
      <text:p text:style-name="P3">Este enfoque te permite aprovechar las ventajas de la arquitectura de microservicios y micro-frontends, como la escalabilidad, la facilidad de mantenimiento, y la agilidad para implementar nuevas características o actualizaciones sin afectar el resto de la plataforma. Además, te brinda una <text:soft-page-break/>excelente oportunidad para practicar con una amplia gama de tecnologías y patrones de diseño modernos.</text:p>
      <text:p text:style-name="P4"><draw:frame draw:style-name="fr1" draw:name="Imagen1" text:anchor-type="as-char" svg:width="0.635cm" svg:height="0.635cm" draw:z-index="0"><draw:image xlink:href="Pictures/100000000000006000000060DBE5D744BB5DA4CE.png" xlink:type="simple" xlink:show="embed" xlink:actuate="onLoad" draw:mime-type="image/png"/><svg:title>User</svg:title></draw:frame></text:p>
      <text:p text:style-name="P4">You</text:p>
      <text:p text:style-name="P4">ayudame a dividir los micros, que división harías tu?</text:p>
      <text:p text:style-name="P4">ChatGPT</text:p>
      <text:p text:style-name="P2">ChatGPT</text:p>
      <text:p text:style-name="P3">Para crear una aplicación de gestión de entrenamientos personalizados utilizando microservicios en el backend, se puede dividir la arquitectura en varios microservicios, cada uno enfocado en una funcionalidad específica. Esta separación permite una mayor flexibilidad, escalabilidad y facilidad de mantenimiento. A continuación, te sugiero una posible división de microservicios:</text:p>
      <text:h text:style-name="P1" text:outline-level="3">1. Microservicio de Autenticación y Autorización</text:h>
      <text:list text:style-name="L4">
        <text:list-item>
          <text:p text:style-name="P12"><text:span text:style-name="Strong_20_Emphasis"><text:span text:style-name="T1">Responsabilidad</text:span></text:span><text:span text:style-name="T1">: Gestiona el registro de usuarios, la autenticación, y la autorización. Este servicio es crucial para la seguridad y el control de acceso a las diferentes partes de la aplicación.</text:span></text:p>
        </text:list-item>
        <text:list-item>
          <text:p text:style-name="P13"><text:span text:style-name="Strong_20_Emphasis"><text:span text:style-name="T1">Tecnologías sugeridas</text:span></text:span><text:span text:style-name="T1">: .NET Identity para la autenticación y autorización, JWT (JSON Web Tokens) para la gestión de sesiones.</text:span></text:p>
        </text:list-item>
      </text:list>
      <text:h text:style-name="P1" text:outline-level="3">2. Microservicio de Gestión de Usuarios</text:h>
      <text:list text:style-name="L5">
        <text:list-item>
          <text:p text:style-name="P14"><text:span text:style-name="Strong_20_Emphasis"><text:span text:style-name="T1">Responsabilidad</text:span></text:span><text:span text:style-name="T1">: Administra la información de perfil de los usuarios, incluyendo preferencias, información de contacto, y datos relacionados con el progreso del usuario en sus entrenamientos.</text:span></text:p>
        </text:list-item>
        <text:list-item>
          <text:p text:style-name="P15"><text:span text:style-name="Strong_20_Emphasis"><text:span text:style-name="T1">Tecnologías sugeridas</text:span></text:span><text:span text:style-name="T1">: .NET Core para la API, SQL Server para almacenar la información de los usuarios.</text:span></text:p>
        </text:list-item>
      </text:list>
      <text:h text:style-name="P1" text:outline-level="3">3. Microservicio de Rutinas de Entrenamiento</text:h>
      <text:list text:style-name="L6">
        <text:list-item>
          <text:p text:style-name="P16"><text:span text:style-name="Strong_20_Emphasis"><text:span text:style-name="T1">Responsabilidad</text:span></text:span><text:span text:style-name="T1">: Permite a los usuarios crear, modificar y guardar rutinas de entrenamiento personalizadas. Incluye la gestión de ejercicios, series, repeticiones y pesos.</text:span></text:p>
        </text:list-item>
        <text:list-item>
          <text:p text:style-name="P17"><text:span text:style-name="Strong_20_Emphasis"><text:span text:style-name="T1">Tecnologías sugeridas</text:span></text:span><text:span text:style-name="T1">: .NET Core, con una combinación de SQL Server para almacenar las rutinas estructuradas y MongoDB si se requiere flexibilidad para almacenar estructuras de datos variadas.</text:span></text:p>
        </text:list-item>
      </text:list>
      <text:h text:style-name="P1" text:outline-level="3"><text:soft-page-break/>4. Microservicio de Registro de Sesiones</text:h>
      <text:list text:style-name="L7">
        <text:list-item>
          <text:p text:style-name="P18"><text:span text:style-name="Strong_20_Emphasis"><text:span text:style-name="T1">Responsabilidad</text:span></text:span><text:span text:style-name="T1">: Encargado de registrar las sesiones de entrenamiento completadas por los usuarios, incluyendo ejercicios realizados, pesos levantados, series y repeticiones.</text:span></text:p>
        </text:list-item>
        <text:list-item>
          <text:p text:style-name="P19"><text:span text:style-name="Strong_20_Emphasis"><text:span text:style-name="T1">Tecnologías sugeridas</text:span></text:span><text:span text:style-name="T1">: .NET Core, MongoDB para almacenar los registros de sesiones que pueden tener estructuras de datos flexibles.</text:span></text:p>
        </text:list-item>
      </text:list>
      <text:h text:style-name="P1" text:outline-level="3">5. Microservicio de Seguimiento de Progreso</text:h>
      <text:list text:style-name="L8">
        <text:list-item>
          <text:p text:style-name="P20"><text:span text:style-name="Strong_20_Emphasis"><text:span text:style-name="T1">Responsabilidad</text:span></text:span><text:span text:style-name="T1">: Analiza y muestra el progreso del usuario en el tiempo, generando visualizaciones y estadísticas basadas en los datos recopilados de las sesiones de entrenamiento.</text:span></text:p>
        </text:list-item>
        <text:list-item>
          <text:p text:style-name="P21"><text:span text:style-name="Strong_20_Emphasis"><text:span text:style-name="T1">Tecnologías sugeridas</text:span></text:span><text:span text:style-name="T1">: .NET Core para la lógica de procesamiento de datos, SQL Server o MongoDB para el almacenamiento de datos históricos, y una herramienta de generación de informes o visualización de datos como Power BI o Tableau integrada mediante APIs.</text:span></text:p>
        </text:list-item>
      </text:list>
      <text:h text:style-name="P1" text:outline-level="3">6. Microservicio de Comunicación</text:h>
      <text:list text:style-name="L9">
        <text:list-item>
          <text:p text:style-name="P22"><text:span text:style-name="Strong_20_Emphasis"><text:span text:style-name="T1">Responsabilidad</text:span></text:span><text:span text:style-name="T1">: Gestiona la comunicación entre usuarios, incluyendo notificaciones push, emails, y mensajería interna de la aplicación.</text:span></text:p>
        </text:list-item>
        <text:list-item>
          <text:p text:style-name="P23"><text:span text:style-name="Strong_20_Emphasis"><text:span text:style-name="T1">Tecnologías sugeridas</text:span></text:span><text:span text:style-name="T1">: .NET Core, con integración de servicios de correo electrónico como SendGrid y servicios de notificaciones push.</text:span></text:p>
        </text:list-item>
      </text:list>
      <text:h text:style-name="P1" text:outline-level="3">7. Microservicio de Pagos (Opcional)</text:h>
      <text:list text:style-name="L10">
        <text:list-item>
          <text:p text:style-name="P24"><text:span text:style-name="Strong_20_Emphasis"><text:span text:style-name="T1">Responsabilidad</text:span></text:span><text:span text:style-name="T1">: Si decides incluir funcionalidades premium o la venta de productos/servicios dentro de la aplicación, este servicio gestionaría las transacciones, suscripciones, y pagos.</text:span></text:p>
        </text:list-item>
        <text:list-item>
          <text:p text:style-name="P25"><text:span text:style-name="Strong_20_Emphasis"><text:span text:style-name="T1">Tecnologías sugeridas</text:span></text:span><text:span text:style-name="T1">: .NET Core, integración con plataformas de pago como Stripe o PayPal.</text:span></text:p>
        </text:list-item>
      </text:list>
      <text:h text:style-name="P1" text:outline-level="3">Consideraciones de Arquitectura</text:h>
      <text:list text:style-name="L11">
        <text:list-item>
          <text:p text:style-name="P26"><text:span text:style-name="Strong_20_Emphasis"><text:span text:style-name="T1">Comunicación entre Servicios</text:span></text:span><text:span text:style-name="T1">: Considera utilizar un patrón de comunicación asíncrona entre servicios, como eventos o colas de mensajes, utilizando tecnologías como RabbitMQ o Kafka para desacoplar los servicios y mejorar la escalabilidad.</text:span></text:p>
        </text:list-item>
        <text:list-item>
          <text:p text:style-name="P26"><text:span text:style-name="Strong_20_Emphasis"><text:span text:style-name="T1">API Gateway</text:span></text:span><text:span text:style-name="T1">: Implementa un API Gateway como punto de entrada único para las solicitudes externas. Esto simplifica la exposición de los servicios al exterior y permite implementar funcionalidades comunes como la autenticación, registro de logs, y manejo de errores en un solo lugar.</text:span></text:p>
        </text:list-item>
        <text:list-item>
          <text:p text:style-name="P27"><text:soft-page-break/><text:span text:style-name="Strong_20_Emphasis"><text:span text:style-name="T1">Contenedorización y Orquestación</text:span></text:span><text:span text:style-name="T1">: Dockeriza cada microservicio para facilitar el despliegue y la escalabilidad. Utiliza Kubernetes para orquestar los contenedores, gestionando el despliegue, escalado, y supervivencia de los servicios.</text:span></text:p>
        </text:list-item>
      </text:list>
      <text:p text:style-name="P3">Esta división de microservicios ofrece una estructura robusta y escalable para tu aplicación, permitiendo que cada equipo o desarrollador trabaje de manera independiente en diferentes partes del sistema, optimizando el desarrollo y facilitando la implementación de nuevas características o servicios en el futuro.</text:p>
      <text:p text:style-name="P4"><draw:frame draw:style-name="fr1" draw:name="Imagen2" text:anchor-type="as-char" svg:width="0.635cm" svg:height="0.635cm" draw:z-index="1"><draw:image xlink:href="Pictures/100000000000006000000060DBE5D744BB5DA4CE.png" xlink:type="simple" xlink:show="embed" xlink:actuate="onLoad" draw:mime-type="image/png"/><svg:title>User</svg:title></draw:frame></text:p>
      <text:p text:style-name="P4">You</text:p>
      <text:p text:style-name="P4">y en front?</text:p>
      <text:p text:style-name="P4">ChatGPT</text:p>
      <text:p text:style-name="P2">ChatGPT</text:p>
      <text:p text:style-name="P3">Para el frontend de una aplicación de gestión de entrenamientos personalizados, utilizando Micro Frontends con Module Federation, podemos estructurar los componentes de la interfaz de usuario de manera que cada uno se encargue de una funcionalidad específica. Esto permite desarrollar, desplegar y escalar partes de la aplicación de forma independiente. A continuación, detallo una propuesta de división para el frontend:</text:p>
      <text:h text:style-name="P1" text:outline-level="3">1. Micro Frontend de Autenticación</text:h>
      <text:list text:style-name="L12">
        <text:list-item>
          <text:p text:style-name="P28"><text:span text:style-name="Strong_20_Emphasis"><text:span text:style-name="T1">Responsabilidad</text:span></text:span><text:span text:style-name="T1">: Gestión de la interfaz de usuario para el registro, inicio de sesión, y recuperación de contraseñas.</text:span></text:p>
        </text:list-item>
        <text:list-item>
          <text:p text:style-name="P29"><text:span text:style-name="Strong_20_Emphasis"><text:span text:style-name="T1">Tecnologías sugeridas</text:span></text:span><text:span text:style-name="T1">: Angular con formularios reactivos para una validación eficiente.</text:span></text:p>
        </text:list-item>
      </text:list>
      <text:h text:style-name="P1" text:outline-level="3">2. Micro Frontend de Dashboard Principal</text:h>
      <text:list text:style-name="L13">
        <text:list-item>
          <text:p text:style-name="P30"><text:span text:style-name="Strong_20_Emphasis"><text:span text:style-name="T1">Responsabilidad</text:span></text:span><text:span text:style-name="T1">: Página de inicio que muestra un resumen del progreso del usuario, próximas rutinas de entrenamiento, y notificaciones o recomendaciones personalizadas.</text:span></text:p>
        </text:list-item>
        <text:list-item>
          <text:p text:style-name="P31"><text:span text:style-name="Strong_20_Emphasis"><text:span text:style-name="T1">Características</text:span></text:span><text:span text:style-name="T1">: Inclusión de gráficos interactivos para visualizar el progreso, usando bibliotecas como Chart.js o D3.js.</text:span></text:p>
        </text:list-item>
      </text:list>
      <text:h text:style-name="P1" text:outline-level="3">3. Micro Frontend de Gestión de Rutinas</text:h>
      <text:list text:style-name="L14">
        <text:list-item>
          <text:p text:style-name="P32"><text:span text:style-name="Strong_20_Emphasis"><text:span text:style-name="T1">Responsabilidad</text:span></text:span><text:span text:style-name="T1">: Permitir a los usuarios crear, editar y eliminar rutinas de entrenamiento personalizadas. Incluye la selección de ejercicios, configuración de series, repeticiones y pesos.</text:span></text:p>
        </text:list-item>
        <text:list-item>
          <text:p text:style-name="P33"><text:span text:style-name="Strong_20_Emphasis"><text:span text:style-name="T1">Tecnologías sugeridas</text:span></text:span><text:span text:style-name="T1">: Angular, con uso intensivo de componentes dinámicos para manejar variadas configuraciones de entrenamiento.</text:span></text:p>
        </text:list-item>
      </text:list>
      <text:h text:style-name="P1" text:outline-level="3"><text:soft-page-break/>4. Micro Frontend de Registro de Entrenamientos</text:h>
      <text:list text:style-name="L15">
        <text:list-item>
          <text:p text:style-name="P34"><text:span text:style-name="Strong_20_Emphasis"><text:span text:style-name="T1">Responsabilidad</text:span></text:span><text:span text:style-name="T1">: Interfaz para que los usuarios registren cada sesión de entrenamiento, incluyendo ejercicios realizados, pesos, series, y repeticiones.</text:span></text:p>
        </text:list-item>
        <text:list-item>
          <text:p text:style-name="P35"><text:span text:style-name="Strong_20_Emphasis"><text:span text:style-name="T1">Características</text:span></text:span><text:span text:style-name="T1">: Facilitar la entrada de datos rápida y eficiente, posiblemente con opciones de registro previo para rutinas comunes.</text:span></text:p>
        </text:list-item>
      </text:list>
      <text:h text:style-name="P1" text:outline-level="3">5. Micro Frontend de Seguimiento de Progreso</text:h>
      <text:list text:style-name="L16">
        <text:list-item>
          <text:p text:style-name="P36"><text:span text:style-name="Strong_20_Emphasis"><text:span text:style-name="T1">Responsabilidad</text:span></text:span><text:span text:style-name="T1">: Visualización detallada del progreso del usuario, mostrando estadísticas, gráficos de rendimiento a lo largo del tiempo, y logros desbloqueados.</text:span></text:p>
        </text:list-item>
        <text:list-item>
          <text:p text:style-name="P37"><text:span text:style-name="Strong_20_Emphasis"><text:span text:style-name="T1">Tecnologías sugeridas</text:span></text:span><text:span text:style-name="T1">: Angular con bibliotecas de gráficos y posiblemente integración con servicios externos para análisis de datos avanzado.</text:span></text:p>
        </text:list-item>
      </text:list>
      <text:h text:style-name="P1" text:outline-level="3">6. Micro Frontend de Comunidad</text:h>
      <text:list text:style-name="L17">
        <text:list-item>
          <text:p text:style-name="P38"><text:span text:style-name="Strong_20_Emphasis"><text:span text:style-name="T1">Responsabilidad</text:span></text:span><text:span text:style-name="T1">: Espacio para que los usuarios compartan sus rutinas, logros, y se comuniquen o motiven mutuamente.</text:span></text:p>
        </text:list-item>
        <text:list-item>
          <text:p text:style-name="P39"><text:span text:style-name="Strong_20_Emphasis"><text:span text:style-name="T1">Características</text:span></text:span><text:span text:style-name="T1">: Foros, tablones de mensajes, y funcionalidades de red social como seguir a otros usuarios o dar "me gusta" a publicaciones.</text:span></text:p>
        </text:list-item>
      </text:list>
      <text:h text:style-name="P1" text:outline-level="3">7. Micro Frontend de Administración (Opcional)</text:h>
      <text:list text:style-name="L18">
        <text:list-item>
          <text:p text:style-name="P40"><text:span text:style-name="Strong_20_Emphasis"><text:span text:style-name="T1">Responsabilidad</text:span></text:span><text:span text:style-name="T1">: Si la aplicación va a ser usada por gimnasios o entrenadores, este componente podría ofrecer funcionalidades de gestión de miembros, programación de clases, y seguimiento del progreso de los clientes.</text:span></text:p>
        </text:list-item>
        <text:list-item>
          <text:p text:style-name="P41"><text:span text:style-name="Strong_20_Emphasis"><text:span text:style-name="T1">Tecnologías sugeridas</text:span></text:span><text:span text:style-name="T1">: Angular, con énfasis en interfaces de gestión y reportes.</text:span></text:p>
        </text:list-item>
      </text:list>
      <text:h text:style-name="P1" text:outline-level="3">Consideraciones para la Integración con Module Federation</text:h>
      <text:list text:style-name="L19">
        <text:list-item>
          <text:p text:style-name="P42"><text:span text:style-name="Strong_20_Emphasis"><text:span text:style-name="T1">Shell de la Aplicación</text:span></text:span><text:span text:style-name="T1">: Desarrolla un shell o contenedor principal que actúe como el punto de entrada de la aplicación. Este shell cargaría los diferentes micro frontends según sea necesario.</text:span></text:p>
        </text:list-item>
        <text:list-item>
          <text:p text:style-name="P42"><text:span text:style-name="Strong_20_Emphasis"><text:span text:style-name="T1">Compartición de Dependencias</text:span></text:span><text:span text:style-name="T1">: Utiliza Module Federation para compartir bibliotecas comunes (como Angular, RXJS, etc.) entre los diferentes micro frontends, evitando la carga redundante de código.</text:span></text:p>
        </text:list-item>
        <text:list-item>
          <text:p text:style-name="P42"><text:span text:style-name="Strong_20_Emphasis"><text:span text:style-name="T1">Estado Global y Comunicación</text:span></text:span><text:span text:style-name="T1">: Considera el uso de una biblioteca de gestión de estado como NgRx o una solución similar para manejar el estado compartido entre micro frontends y facilitar la comunicación entre ellos.</text:span></text:p>
        </text:list-item>
        <text:list-item>
          <text:p text:style-name="P42"><text:soft-page-break/><text:span text:style-name="Strong_20_Emphasis"><text:span text:style-name="T1">Autenticación y Autorización</text:span></text:span><text:span text:style-name="T1">: Asegura que el micro frontend de autenticación propague de forma segura los tokens de sesión o credenciales a los demás micro frontends, manteniendo la seguridad en toda la aplicación.</text:span></text:p>
        </text:list-item>
        <text:list-item>
          <text:p text:style-name="P43"><text:span text:style-name="Strong_20_Emphasis"><text:span text:style-name="T1">Estrategia de Despliegue</text:span></text:span><text:span text:style-name="T1">: Planea una estrategia de despliegue que permita actualizar cada micro frontend de manera independiente, minimizando el impacto en los usuarios y mejorando la continuidad del servicio.</text:span></text:p>
        </text:list-item>
      </text:list>
      <text:p text:style-name="P3">Esta estructura de micro frontends aprovecha la modularidad y la escalabilidad, permitiendo a equipos diferentes trabajar en distintas partes de la aplicación con un ciclo de vida de desarrollo y despliegue independiente, facilitando la mantenimiento y la introducción de nuevas características.</text:p>
      <text:p text:style-name="P4"/>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2-24T18:48:10.043000000</meta:creation-date>
    <dc:date>2024-02-24T18:48:34.547000000</dc:date>
    <meta:editing-duration>PT25S</meta:editing-duration>
    <meta:editing-cycles>1</meta:editing-cycles>
    <meta:document-statistic meta:table-count="0" meta:image-count="2" meta:object-count="0" meta:page-count="7" meta:paragraph-count="98" meta:word-count="1747" meta:character-count="12353" meta:non-whitespace-character-count="10763"/>
    <meta:generator>LibreOffice/7.5.4.2$Windows_X86_64 LibreOffice_project/36ccfdc35048b057fd9854c757a8b67ec53977b6</meta:generator>
  </office:meta>
</office:document-meta>
</file>